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20:13:54.50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08T21:02:25.613000000</dc:date>
    <meta:editing-duration>PT19H4M50S</meta:editing-duration>
    <meta:editing-cycles>290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Option Compatible
Option ClassModule

' Optional members go here

Private Sub Class_Initialize()
    Print "Class Module : Initialize"
End Sub

Private Sub Class_Terminate()
    Print "Class Module : Terminate"
End Sub ' Destructor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'
	' Generate : Call - Class_Initialize
	'
	Set c = New base___class_module_01
	
	'
	' Release : Call - Class_Terminate
	'
	Set c = Nothing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